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5</text:p>
          </table:table-cell>
          <table:table-cell office:value-type="string">
            <text:p>CA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sewood 2</text:p>
          </table:table-cell>
          <table:table-cell office:value-type="string">
            <text:p>CA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genburg 5</text:p>
          </table:table-cell>
          <table:table-cell office:value-type="string">
            <text:p>CA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aila Sawatzky #</text:p>
          </table:table-cell>
          <table:table-cell office:value-type="string">
            <text:p>Morris 5</text:p>
          </table:table-cell>
          <table:table-cell office:value-type="string">
            <text:p>CA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orson Labauza #</text:p>
          </table:table-cell>
          <table:table-cell office:value-type="string">
            <text:p>Morris 5</text:p>
          </table:table-cell>
          <table:table-cell office:value-type="string">
            <text:p>CA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y Giesbrecht #</text:p>
          </table:table-cell>
          <table:table-cell office:value-type="string">
            <text:p>Morris 5</text:p>
          </table:table-cell>
          <table:table-cell office:value-type="string">
            <text:p>C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th Peters #</text:p>
          </table:table-cell>
          <table:table-cell office:value-type="string">
            <text:p>Morris 5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5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yde Sykes #</text:p>
          </table:table-cell>
          <table:table-cell office:value-type="string">
            <text:p>Rosewood 2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khi Molleken #</text:p>
          </table:table-cell>
          <table:table-cell office:value-type="string">
            <text:p>Rosewood 2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ystan Penner #</text:p>
          </table:table-cell>
          <table:table-cell office:value-type="string">
            <text:p>Rosewood 2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awson Moreland #</text:p>
          </table:table-cell>
          <table:table-cell office:value-type="string">
            <text:p>Rosewood 2</text:p>
          </table:table-cell>
          <table:table-cell office:value-type="string">
            <text:p>CA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osewood 2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eph Hrycak #</text:p>
          </table:table-cell>
          <table:table-cell office:value-type="string">
            <text:p>Langenburg 5</text:p>
          </table:table-cell>
          <table:table-cell office:value-type="string">
            <text:p>CA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oralee Anderson #</text:p>
          </table:table-cell>
          <table:table-cell office:value-type="string">
            <text:p>Langenburg 5</text:p>
          </table:table-cell>
          <table:table-cell office:value-type="string">
            <text:p>C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igail Kutovnen #</text:p>
          </table:table-cell>
          <table:table-cell office:value-type="string">
            <text:p>Langenburg 5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A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5:12.62</dc:date>
    <dc:creator>Dustin Letkeman</dc:creator>
    <meta:editing-duration>PT36S</meta:editing-duration>
    <meta:editing-cycles>1</meta:editing-cycles>
    <meta:document-statistic meta:table-count="3" meta:cell-count="116" meta:object-count="0"/>
    <meta:generator>OpenOffice/4.1.7$Win32 OpenOffice.org_project/417m1$Build-9800</meta:generator>
  </office:meta>
</office:document-meta>
</file>